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Lorem ipsum dolor sit amet, consectetur adipiscing elit. Proin nibh eros, finibus nec nisl id, rhoncus fringilla ligula. Aenean vel eleifend urna. Quisque a est vestibulum, semper elit ac, fermentum nisl. Donec mattis purus id turpis porttitor, non fringilla dolor dictum. Morbi aliquet, felis vulputate hendrerit fermentum, odio nulla dignissim ex, non euismod elit urna eu augue. Etiam vel quam dui. Sed dictum fermentum eros, et bibendum tortor cursus nec. Maecenas et nunc mollis urna cursus cursus. Donec a ullamcorper ipsum.Lorem ipsum dolor sit amet, consectetur adipiscing elit. Proin nibh eros, finibus nec nisl id, rhoncus fringilla ligula. Aenean vel eleifend urna. Quisque a est vestibulum, semper elit ac, fermentum nisl. Donec mattis purus id turpis porttitor, non fringilla dolor dictum. Morbi aliquet, felis vulputate hendrerit fermentum, odio nulla dignissim ex, non euismod elit urna eu augue. Etiam vel quam dui. Sed dictum fermentum eros, et bibendum tortor cursus nec. Maecenas et nunc mollis urna cursus cursus. Donec a ullamcorper ipsum.</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